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064cm" fo:margin-bottom="0cm" style:contextual-spacing="false">
        <style:tab-stops>
          <style:tab-stop style:position="10.238cm"/>
        </style:tab-stops>
      </style:paragraph-properties>
    </style:style>
    <style:style style:name="P2" style:family="paragraph" style:parent-style-name="Text_20_body">
      <style:paragraph-properties fo:margin-left="0.247cm" fo:margin-right="0cm">
        <style:tab-stops>
          <style:tab-stop style:position="10.238cm"/>
        </style:tab-stops>
      </style:paragraph-properties>
    </style:style>
    <style:style style:name="P3" style:family="paragraph" style:parent-style-name="Text_20_body">
      <style:paragraph-properties fo:margin-left="0.247cm" fo:margin-right="0cm"/>
    </style:style>
    <style:style style:name="P4" style:family="paragraph" style:parent-style-name="Text_20_body">
      <style:paragraph-properties fo:margin-left="0.247cm" fo:margin-right="0cm" fo:margin-top="0.485cm" fo:margin-bottom="0cm" style:contextual-spacing="false"/>
    </style:style>
    <style:style style:name="P5" style:family="paragraph" style:parent-style-name="Contenu_20_de_20_cadre">
      <style:paragraph-properties style:punctuation-wrap="simple"/>
    </style:style>
    <style:style style:name="P6" style:family="paragraph">
      <loext:graphic-properties draw:fill="none"/>
      <style:paragraph-properties fo:text-align="start"/>
      <style:text-properties fo:color="#000000" loext:opacity="100%" fo:font-size="18pt"/>
    </style:style>
    <style:style style:name="P7" style:family="paragraph" style:parent-style-name="Text_20_body">
      <style:paragraph-properties fo:margin-left="0.247cm" fo:margin-right="10.751cm" fo:line-height="200%">
        <style:tab-stops>
          <style:tab-stop style:position="3.845cm"/>
        </style:tab-stops>
      </style:paragraph-properties>
    </style:style>
    <style:style style:name="P8" style:family="paragraph" style:parent-style-name="Contenu_20_de_20_cadre">
      <style:paragraph-properties style:punctuation-wrap="simple"/>
      <style:text-properties officeooo:paragraph-rsid="00168b96"/>
    </style:style>
    <style:style style:name="P9" style:family="paragraph" style:parent-style-name="Standard">
      <style:paragraph-properties fo:margin-left="0.249cm" fo:margin-right="0cm" fo:margin-top="0cm" fo:margin-bottom="0cm" style:contextual-spacing="false" fo:text-align="start" style:justify-single-word="false" fo:text-indent="0cm" style:auto-text-indent="false"/>
    </style:style>
    <style:style style:name="P10" style:family="paragraph" style:parent-style-name="Text_20_body">
      <style:paragraph-properties fo:margin-left="0cm" fo:margin-right="0cm"/>
    </style:style>
    <style:style style:name="P11" style:family="paragraph" style:parent-style-name="Text_20_body">
      <style:paragraph-properties fo:margin-left="0cm" fo:margin-right="0cm"/>
      <style:text-properties fo:color="#ffffff" loext:opacity="100%"/>
    </style:style>
    <style:style style:name="P12" style:family="paragraph" style:parent-style-name="Text_20_body">
      <style:paragraph-properties fo:margin-top="0.002cm" fo:margin-bottom="0cm" style:contextual-spacing="false"/>
    </style:style>
    <style:style style:name="P13" style:family="paragraph" style:parent-style-name="List_20_Paragraph" style:list-style-name="WWNum1">
      <style:paragraph-properties fo:margin-left="1.517cm" fo:margin-right="0cm" fo:margin-top="0cm" fo:margin-bottom="0cm" style:contextual-spacing="false" fo:line-height="100%" fo:text-align="start" style:justify-single-word="false" fo:text-indent="-0.633cm" style:auto-text-indent="false">
        <style:tab-stops>
          <style:tab-stop style:position="1.517cm"/>
        </style:tab-stops>
      </style:paragraph-properties>
    </style:style>
    <style:style style:name="P14" style:family="paragraph" style:parent-style-name="List_20_Paragraph" style:list-style-name="WWNum1">
      <style:paragraph-properties fo:margin-left="1.519cm" fo:margin-right="0.908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519cm"/>
        </style:tab-stops>
      </style:paragraph-properties>
    </style:style>
    <style:style style:name="P15" style:family="paragraph" style:parent-style-name="Text_20_body">
      <style:paragraph-properties fo:margin-left="0cm" fo:margin-right="0cm"/>
      <style:text-properties fo:font-style="italic" style:font-style-asian="italic"/>
    </style:style>
    <style:style style:name="P16" style:family="paragraph" style:parent-style-name="Heading_20_1">
      <style:paragraph-properties fo:margin-left="0.249cm" fo:margin-right="0cm"/>
    </style:style>
    <style:style style:name="P17" style:family="paragraph" style:parent-style-name="Text_20_body">
      <style:paragraph-properties fo:margin-left="0cm" fo:margin-right="0cm"/>
      <style:text-properties fo:font-weight="bold" style:font-weight-asian="bold"/>
    </style:style>
    <style:style style:name="P18" style:family="paragraph" style:parent-style-name="Frame_20_contents">
      <style:paragraph-properties style:punctuation-wrap="hanging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solid" draw:fill-color="#000000"/>
      <style:paragraph-properties fo:text-align="start"/>
      <style:text-properties fo:font-size="18pt"/>
    </style:style>
    <style:style style:name="P21" style:family="paragraph" style:parent-style-name="Text_20_body">
      <style:paragraph-properties fo:margin-left="0cm" fo:margin-right="0cm" fo:margin-top="0.129cm" fo:margin-bottom="0cm" style:contextual-spacing="false"/>
      <style:text-properties fo:font-size="11pt" style:font-size-asian="11pt"/>
    </style:style>
    <style:style style:name="P22" style:family="paragraph" style:parent-style-name="Standard">
      <style:paragraph-properties fo:margin-left="0.247cm" fo:margin-right="0cm" fo:margin-top="0cm" fo:margin-bottom="0cm" style:contextual-spacing="false" fo:text-align="start" style:justify-single-word="false" fo:text-indent="0cm" style:auto-text-indent="false"/>
    </style:style>
    <style:style style:name="T1" style:family="text">
      <style:text-properties fo:letter-spacing="-0.016cm"/>
    </style:style>
    <style:style style:name="T2" style:family="text">
      <style:text-properties fo:letter-spacing="-0.004cm"/>
    </style:style>
    <style:style style:name="T3" style:family="text">
      <style:text-properties fo:letter-spacing="-0.005cm"/>
    </style:style>
    <style:style style:name="T4" style:family="text">
      <style:text-properties fo:letter-spacing="-0.014cm"/>
    </style:style>
    <style:style style:name="T5" style:family="text">
      <style:text-properties fo:letter-spacing="-0.011cm"/>
    </style:style>
    <style:style style:name="T6" style:family="text">
      <style:text-properties style:text-underline-style="none"/>
    </style:style>
    <style:style style:name="T7" style:family="text">
      <style:text-properties style:text-underline-style="solid" style:text-underline-width="bold" style:text-underline-color="font-color"/>
    </style:style>
    <style:style style:name="T8" style:family="text">
      <style:text-properties fo:letter-spacing="-0.004cm" style:text-underline-style="solid" style:text-underline-width="bold" style:text-underline-color="font-color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fo:font-family="Arial" style:font-family-generic="swiss" style:font-pitch="variable" fo:font-size="11pt" fo:language="en" fo:country="US" fo:font-weight="bold" style:font-name-asian="Calibri1" style:font-size-asian="11pt" style:font-weight-asian="bold" style:font-weight-complex="bold"/>
    </style:style>
    <style:style style:name="T11" style:family="text">
      <style:text-properties fo:color="#000000" loext:opacity="100%" fo:font-family="Arial" style:font-family-generic="swiss" style:font-pitch="variable" fo:font-size="11pt" fo:language="en" fo:country="US" fo:font-weight="bold" officeooo:rsid="00168b96" style:font-name-asian="Calibri1" style:font-size-asian="11pt" style:font-weight-asian="bold" style:font-weight-complex="bold"/>
    </style:style>
    <style:style style:name="T12" style:family="text">
      <style:text-properties fo:color="#000000" loext:opacity="100%" fo:font-family="Arial" style:font-family-generic="swiss" style:font-pitch="variable" fo:language="en" fo:country="US" fo:font-weight="bold" style:font-name-asian="Calibri1" style:font-weight-asian="bold" style:font-weight-complex="bold"/>
    </style:style>
    <style:style style:name="T13" style:family="text">
      <style:text-properties fo:color="#000000" loext:opacity="100%" fo:font-family="Arial" style:font-family-generic="swiss" style:font-pitch="variable" fo:language="en" fo:country="US" fo:font-weight="bold" officeooo:rsid="00168b96" style:font-name-asian="Calibri1" style:font-weight-asian="bold" style:font-weight-complex="bold"/>
    </style:style>
    <style:style style:name="T14" style:family="text">
      <style:text-properties fo:letter-spacing="-0.018cm"/>
    </style:style>
    <style:style style:name="T15" style:family="text">
      <style:text-properties fo:color="#ffffff" loext:opacity="100%"/>
    </style:style>
    <style:style style:name="T16" style:family="text">
      <style:text-properties fo:font-weight="bold" style:font-weight-asian="bold"/>
    </style:style>
    <style:style style:name="T17" style:family="text">
      <style:text-properties fo:letter-spacing="0.071cm"/>
    </style:style>
    <style:style style:name="T18" style:family="text">
      <style:text-properties fo:font-family="Wingdings" style:font-family-generic="roman" style:font-pitch="variable"/>
    </style:style>
    <style:style style:name="T19" style:family="text">
      <style:text-properties fo:letter-spacing="-0.026cm"/>
    </style:style>
    <style:style style:name="T20" style:family="text">
      <style:text-properties fo:color="#000000" loext:opacity="100%" fo:letter-spacing="0.071cm"/>
    </style:style>
    <style:style style:name="T21" style:family="text">
      <style:text-properties fo:color="#000000" loext:opacity="100%" fo:font-family="Arial" style:font-family-generic="swiss" style:font-pitch="variable" fo:font-size="12pt" fo:language="en" fo:country="US" fo:font-weight="bold" style:font-name-asian="Calibri1" style:font-size-asian="12pt" style:font-weight-asian="bold" style:font-name-complex="Arial" style:font-weight-complex="bold"/>
    </style:style>
    <style:style style:name="T22" style:family="text">
      <style:text-properties fo:color="#000000" loext:opacity="100%" fo:font-family="Arial" style:font-family-generic="swiss" style:font-pitch="variable" fo:font-size="12pt" fo:language="en" fo:country="US" fo:font-weight="bold" officeooo:rsid="00168b96" style:font-name-asian="Calibri1" style:font-size-asian="12pt" style:font-weight-asian="bold" style:font-name-complex="Arial" style:font-weight-complex="bold"/>
    </style:style>
    <style:style style:name="T23" style:family="text">
      <style:text-properties fo:color="#000000" loext:opacity="100%" fo:font-family="Arial" style:font-family-generic="swiss" style:font-pitch="variable" fo:font-size="12pt" fo:language="en" fo:country="US" fo:font-weight="bold" officeooo:rsid="0017c9b1" style:font-name-asian="Calibri1" style:font-size-asian="12pt" style:font-weight-asian="bold" style:font-name-complex="Arial" style:font-weight-complex="bold"/>
    </style:style>
    <style:style style:name="T24" style:family="text">
      <style:text-properties fo:letter-spacing="-0.009cm"/>
    </style:style>
    <style:style style:name="T25" style:family="text">
      <style:text-properties fo:color="#ffffff" loext:opacity="100%" fo:letter-spacing="-0.004cm"/>
    </style:style>
    <style:style style:name="T26" style:family="text">
      <style:text-properties fo:color="#ffffff" loext:opacity="100%" fo:font-size="12pt" fo:letter-spacing="-0.004cm" style:font-size-asian="12pt"/>
    </style:style>
    <style:style style:name="T27" style:family="text">
      <style:text-properties fo:letter-spacing="-0.007cm"/>
    </style:style>
    <style:style style:name="T28" style:family="text">
      <style:text-properties fo:letter-spacing="-0.012cm"/>
    </style:style>
    <style:style style:name="T29" style:family="text">
      <style:text-properties fo:color="#000000" loext:opacity="100%" fo:font-family="Arial" style:font-family-generic="swiss" style:font-pitch="variable" fo:language="en" fo:country="US" fo:font-weight="normal" style:font-name-asian="Calibri1" style:font-weight-asian="normal" style:font-weight-complex="normal"/>
    </style:style>
    <style:style style:name="T30" style:family="text">
      <style:text-properties fo:color="#000000" loext:opacity="100%" fo:font-family="Arial" style:font-family-generic="swiss" style:font-pitch="variable" fo:language="en" fo:country="US" fo:font-weight="normal" officeooo:rsid="0017c9b1" style:font-name-asian="Calibri1" style:font-weight-asian="normal" style:font-weight-complex="normal"/>
    </style:style>
    <style:style style:name="T31" style:family="text">
      <style:text-properties fo:letter-spacing="-0.002cm"/>
    </style:style>
    <style:style style:name="T32" style:family="text">
      <style:text-properties fo:font-size="12pt" style:font-size-asian="12pt"/>
    </style:style>
    <style:style style:name="T33" style:family="text">
      <style:text-properties fo:font-size="12pt" fo:letter-spacing="-0.011cm" style:font-size-asian="12pt"/>
    </style:style>
    <style:style style:name="T34" style:family="text">
      <style:text-properties fo:font-size="12pt" fo:letter-spacing="-0.007cm" style:font-size-asian="12pt"/>
    </style:style>
    <style:style style:name="T35" style:family="text">
      <style:text-properties fo:font-size="12pt" fo:letter-spacing="-0.004cm" style:font-size-asian="12pt"/>
    </style:style>
    <style:style style:name="T36" style:family="text">
      <style:text-properties fo:font-size="12pt" fo:letter-spacing="-0.005cm" style:font-size-asian="12pt"/>
    </style:style>
    <style:style style:name="T37" style:family="text">
      <style:text-properties fo:font-size="12pt" fo:letter-spacing="-0.014cm" style:font-size-asian="12pt"/>
    </style:style>
    <style:style style:name="T38" style:family="text">
      <style:text-properties fo:font-size="12pt" fo:letter-spacing="-0.009cm" style:font-size-asian="12pt"/>
    </style:style>
    <style:style style:name="T39" style:family="text">
      <style:text-properties fo:color="#ffffff" loext:opacity="100%" fo:font-size="12pt" style:font-size-asian="12pt"/>
    </style:style>
    <style:style style:name="T40" style:family="text">
      <style:text-properties fo:font-size="12pt" fo:letter-spacing="-0.016cm" style:font-size-asian="12pt"/>
    </style:style>
    <style:style style:name="T41" style:family="text">
      <style:text-properties fo:font-size="12pt" fo:letter-spacing="-0.012cm" style:font-size-asian="12pt"/>
    </style:style>
    <style:style style:name="T42" style:family="text">
      <style:text-properties fo:color="#000000" loext:opacity="100%" fo:font-family="Arial" style:font-family-generic="swiss" style:font-pitch="variable" fo:font-size="12pt" fo:language="en" fo:country="US" fo:font-weight="normal" style:font-name-asian="Calibri1" style:font-size-asian="12pt" style:font-weight-asian="normal" style:font-name-complex="Arial" style:font-weight-complex="normal"/>
    </style:style>
    <style:style style:name="T43" style:family="text">
      <style:text-properties fo:font-size="12pt" fo:letter-spacing="0.071cm" style:font-size-asian="12pt"/>
    </style:style>
    <style:style style:name="T44" style:family="text">
      <style:text-properties fo:font-size="12pt" fo:letter-spacing="-0.026cm" style:font-size-asian="12pt"/>
    </style:style>
    <style:style style:name="T45" style:family="text">
      <style:text-properties fo:font-size="12pt" fo:font-style="italic" style:font-size-asian="12pt" style:font-style-asian="italic"/>
    </style:style>
    <style:style style:name="T46" style:family="text">
      <style:text-properties fo:font-size="12pt" fo:letter-spacing="-0.005cm" fo:font-style="italic" style:font-size-asian="12pt" style:font-style-asian="italic"/>
    </style:style>
    <style:style style:name="T47" style:family="text">
      <style:text-properties fo:font-size="12pt" fo:letter-spacing="-0.007cm" fo:font-style="italic" style:font-size-asian="12pt" style:font-style-asian="italic"/>
    </style:style>
    <style:style style:name="T48" style:family="text">
      <style:text-properties fo:font-size="12pt" fo:letter-spacing="0.071cm" fo:font-style="italic" style:font-size-asian="12pt" style:font-style-asian="italic"/>
    </style:style>
    <style:style style:name="T49" style:family="text">
      <style:text-properties fo:font-style="italic" style:font-style-asian="italic"/>
    </style:style>
    <style:style style:name="T50" style:family="text">
      <style:text-properties fo:color="#000000" loext:opacity="100%" fo:font-family="Calibri" style:font-family-generic="swiss" style:font-pitch="variable" fo:font-size="12pt" fo:language="en" fo:country="US" fo:font-weight="bold" style:font-name-asian="Calibri1" style:font-size-asian="12pt" style:font-weight-asian="bold" style:font-weight-complex="bold"/>
    </style:style>
    <style:style style:name="T51" style:family="text">
      <style:text-properties fo:color="#000000" loext:opacity="100%" fo:font-family="Calibri" style:font-family-generic="swiss" style:font-pitch="variable" fo:font-size="12pt" fo:language="en" fo:country="US" fo:font-weight="bold" officeooo:rsid="00168b96" style:font-name-asian="Calibri1" style:font-size-asian="12pt" style:font-weight-asian="bold" style:font-weight-complex="bold"/>
    </style:style>
    <style:style style:name="T52" style:family="text">
      <style:text-properties fo:font-size="11pt" style:font-size-asian="11pt"/>
    </style:style>
    <style:style style:name="T53" style:family="text">
      <style:text-properties fo:font-size="11pt" fo:font-style="italic" style:font-size-asian="11pt" style:font-style-asian="italic"/>
    </style:style>
    <style:style style:name="T54" style:family="text">
      <style:text-properties fo:font-size="11pt" fo:letter-spacing="-0.005cm" fo:font-style="italic" style:font-size-asian="11pt" style:font-style-asian="italic"/>
    </style:style>
    <style:style style:name="T55" style:family="text">
      <style:text-properties fo:font-size="11pt" fo:letter-spacing="-0.009cm" fo:font-style="italic" style:font-size-asian="11pt" style:font-style-asian="italic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0.51cm" fo:min-width="5.579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0.977cm" fo:min-width="9.06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cm" draw:fill="none" loext:fill-use-slide-background="false" draw:textarea-vertical-align="top" draw:auto-grow-height="false" fo:min-height="0.977cm" fo:min-width="10.195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cm" draw:fill="none" loext:fill-use-slide-background="false" draw:textarea-vertical-align="top" draw:auto-grow-height="false" fo:min-height="0.977cm" fo:min-width="5.188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stroke="none" svg:stroke-width="0cm" draw:fill="none" loext:fill-use-slide-background="false" draw:textarea-vertical-align="top" draw:auto-grow-height="false" fo:min-height="0.51cm" fo:min-width="14.182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loext:fill-use-slide-background="false" draw:textarea-vertical-align="top" draw:auto-grow-height="false" fo:min-height="0.977cm" fo:min-width="15.02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loext:fill-use-slide-background="false" draw:textarea-vertical-align="top" draw:auto-grow-height="false" fo:min-height="0.51cm" fo:min-width="6.008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cm" draw:fill="none" loext:fill-use-slide-background="false" draw:textarea-vertical-align="top" draw:auto-grow-height="false" fo:min-height="1.042cm" fo:min-width="17.394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draw:fill="solid" draw:fill-color="#000000" draw:textarea-vertical-align="top" draw:auto-grow-height="false" fo:min-height="0cm" fo:min-width="15.616cm" fo:padding-top="0.125cm" fo:padding-bottom="0.125cm" fo:padding-left="0.25cm" fo:padding-right="0.25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ge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loext:fill-use-slide-background="false" draw:textarea-vertical-align="top" draw:auto-grow-height="false" fo:min-height="0.896cm" fo:min-width="17.47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Lycée<text:span text:style-name="T1"> </text:span><text:span text:style-name="T2">Fulbert</text:span><text:tab/>Année<text:span text:style-name="T1"> </text:span>scolaire<text:span text:style-name="T1"> </text:span><text:span text:style-name="T2">2025/2026</text:span></text:h>
      <text:p text:style-name="P2">62<text:span text:style-name="T3"> </text:span>rue<text:span text:style-name="T3"> </text:span>St<text:span text:style-name="T2"> Chéron</text:span><text:tab/>Service<text:span text:style-name="T4"> </text:span><text:span text:style-name="T2">Infirmier</text:span></text:p>
      <text:p text:style-name="P3">28000<text:span text:style-name="T5"> </text:span><text:span text:style-name="T2">Chartres</text:span></text:p>
      <text:p text:style-name="Title" loext:marker-style-name="T6"><text:span text:style-name="T7">Fiche</text:span><text:span text:style-name="T8"> d’urgence</text:span></text:p>
      <text:p text:style-name="P4"><draw:custom-shape text:anchor-type="char" draw:z-index="0" draw:name="Cadre de texte 1" draw:style-name="gr1" draw:text-style-name="P6" svg:width="5.578cm" svg:height="0.509cm" svg:x="1.505cm" svg:y="0.552cm"><text:p text:style-name="P5" loext:marker-style-name="T9"><text:span text:style-name="T10">${nom</text:span><text:span text:style-name="T11">_etudiant</text:span><text:span text:style-name="T10">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2" draw:name="Cadre de texte 2" draw:style-name="gr1" draw:text-style-name="P6" svg:width="5.578cm" svg:height="0.509cm" svg:x="10.742cm" svg:y="0.512cm"><text:p text:style-name="P5" loext:marker-style-name="T9"><text:span text:style-name="T12">${prenom</text:span><text:span text:style-name="T13">_etudiant</text:span><text:span text:style-name="T12">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7" draw:name="Cadre de texte 4" draw:style-name="gr1" draw:text-style-name="P6" svg:width="5.578cm" svg:height="0.509cm" svg:x="6.595cm" svg:y="0.997cm"><text:p text:style-name="P5" loext:marker-style-name="T9"><text:span text:style-name="T12">${classe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Nom<text:span text:style-name="T14"> </text:span>:<text:span text:style-name="T14"> </text:span><text:span text:style-name="T15">………………………………………………</text:span>Prénom<text:span text:style-name="T14"> </text:span>:<text:span text:style-name="T14"> </text:span><text:span text:style-name="T15">………………………………</text:span> Niveau de classe en <text:span text:style-name="T16">2025/2026</text:span>: BTS<text:span text:style-name="T17"> <text:tab/></text:span></text:p>
      <text:p text:style-name="P7" loext:marker-style-name="T18"><draw:custom-shape text:anchor-type="char" draw:z-index="11" draw:name="Cadre de texte 3" draw:style-name="gr1" draw:text-style-name="P6" svg:width="5.578cm" svg:height="0.509cm" svg:x="1.944cm" svg:y="0.046cm"><text:p text:style-name="P5" loext:marker-style-name="T9"><text:span text:style-name="T12">${date_naissance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3" draw:name="Cadre de texte 20" draw:style-name="gr1" draw:text-style-name="P6" svg:width="5.578cm" svg:height="0.509cm" svg:x="1.431cm" svg:y="0.923cm"><text:p text:style-name="P5" loext:marker-style-name="T9"><text:span text:style-name="T10">${sexe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Né(e)<text:span text:style-name="T19"> </text:span>le<text:span text:style-name="T19"> </text:span>:<text:span text:style-name="T15">…………………… </text:span><text:span text:style-name="T9">Sexe : </text:span><text:span text:style-name="T20"><text:s/></text:span></text:p>
      <text:p text:style-name="Text_20_body"><draw:custom-shape text:anchor-type="char" draw:z-index="14" draw:name="Cadre de texte 5" draw:style-name="gr2" draw:text-style-name="P6" svg:width="9.06cm" svg:height="0.976cm" svg:x="9.352cm" svg:y="0.06cm"><text:p text:style-name="P8"><text:span text:style-name="T21">${nom</text:span><text:span text:style-name="T22">_representant</text:span><text:span text:style-name="T21">} <text:s text:c="7"/></text:span><text:span text:style-name="T23">et</text:span><text:span text:style-name="T21"> <text:s text:c="3"/></text:span></text:p><text:p text:style-name="P8"><text:span text:style-name="T21">${adresse</text:span><text:span text:style-name="T22">_representant</text:span><text:span text:style-name="T21">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Nom<text:span text:style-name="T5"> </text:span>et<text:span text:style-name="T24"> </text:span>adresse<text:span text:style-name="T5"> </text:span>des<text:span text:style-name="T5"> </text:span>parents<text:span text:style-name="T24"> </text:span>ou<text:span text:style-name="T24"> </text:span>du<text:span text:style-name="T5"> </text:span>représentant<text:span text:style-name="T24"> </text:span>légal<text:span text:style-name="T24"> </text:span><text:span text:style-name="T2">:</text:span><text:span text:style-name="T25">………………………………………</text:span></text:p>
      <text:p text:style-name="P9" loext:marker-style-name="T15"><text:span text:style-name="T26">……………………………………………………………………………………………….</text:span><text:span text:style-name="T26"/></text:p>
      <text:p text:style-name="P10"><draw:custom-shape text:anchor-type="char" draw:z-index="15" draw:name="Cadre de texte 6" draw:style-name="gr3" draw:text-style-name="P6" svg:width="10.194cm" svg:height="0.976cm" svg:x="8.094cm" svg:y="0.474cm"><text:p text:style-name="P5"><text:span text:style-name="T21">${centre</text:span><text:span text:style-name="T22">_</text:span><text:span text:style-name="T21">secu</text:span><text:span text:style-name="T22">_</text:span><text:span text:style-name="T21">nom} <text:s text:c="13"/></text:span><text:span text:style-name="T23">et</text:span></text:p><text:p text:style-name="P5"><text:span text:style-name="T21">${centre</text:span><text:span text:style-name="T22">_</text:span><text:span text:style-name="T21">secu</text:span><text:span text:style-name="T22">_</text:span><text:span text:style-name="T21">adresse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Text_20_body">Nom<text:span text:style-name="T24"> </text:span>et<text:span text:style-name="T24"> </text:span>adresse<text:span text:style-name="T24"> </text:span>du<text:span text:style-name="T24"> </text:span>centre<text:span text:style-name="T27"> </text:span>de<text:span text:style-name="T24"> </text:span>sécurité<text:span text:style-name="T5"> </text:span>sociale<text:span text:style-name="T24"> </text:span>:<text:span text:style-name="T24"> </text:span><text:span text:style-name="T25">……………………………………………..</text:span></text:p>
      <text:p text:style-name="P9" loext:marker-style-name="T15"><text:span text:style-name="T26">……………………………………………………………………………………………….</text:span><text:span text:style-name="T26"/></text:p>
      <text:p text:style-name="P11" loext:marker-style-name="T15"/>
      <text:p text:style-name="Text_20_body"><draw:custom-shape text:anchor-type="char" draw:z-index="16" draw:name="Cadre de texte 7" draw:style-name="gr4" draw:text-style-name="P6" svg:width="5.187cm" svg:height="0.976cm" svg:x="7.807cm" svg:y="0.005cm"><text:p text:style-name="P5"><text:span text:style-name="T21">${assurance</text:span><text:span text:style-name="T22">_</text:span><text:span text:style-name="T21">nom} <text:s text:c="2"/>,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Nom,<text:span text:style-name="T5"> </text:span>adresse<text:span text:style-name="T5"> </text:span>et<text:span text:style-name="T24"> </text:span>n°<text:span text:style-name="T1"> </text:span>de<text:span text:style-name="T28"> </text:span>l’assurance<text:span text:style-name="T28"> </text:span>scolaire<text:span text:style-name="T28"> </text:span><text:span text:style-name="T2">:</text:span><text:span text:style-name="T25">………………………………………………..</text:span></text:p>
      <text:p text:style-name="P9" loext:marker-style-name="T15"><draw:custom-shape text:anchor-type="char" draw:z-index="17" draw:name="Cadre de texte 8" draw:style-name="gr5" draw:text-style-name="P6" svg:width="14.181cm" svg:height="0.509cm" svg:x="0.665cm" svg:y="0.138cm"><text:p text:style-name="P5"><text:span text:style-name="T12">${assurance</text:span><text:span text:style-name="T13">_</text:span><text:span text:style-name="T12">adresse} <text:s text:c="4"/></text:span><text:span text:style-name="T29"><text:s text:c="2"/></text:span><text:span text:style-name="T30">et</text:span><text:span text:style-name="T29"> </text:span><text:span text:style-name="T12"><text:s text:c="7"/>${assurance</text:span><text:span text:style-name="T13">_</text:span><text:span text:style-name="T12">numero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6">………………………………………………………………………………………………</text:span><text:span text:style-name="T26"/></text:p>
      <text:p text:style-name="P10"/>
      <text:p text:style-name="P12"><draw:custom-shape text:anchor-type="char" draw:z-index="18" draw:name="Cadre de texte 9" draw:style-name="gr1" draw:text-style-name="P6" svg:width="5.578cm" svg:height="0.509cm" svg:x="5.56cm" svg:y="0.97cm"><text:p text:style-name="P5" loext:marker-style-name="T9"><text:span text:style-name="T12">${pere</text:span><text:span text:style-name="T13">_</text:span><text:span text:style-name="T12">tel_dom</text:span><text:span text:style-name="T13">icile</text:span><text:span text:style-name="T12">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En cas d’accident, l’établissement s’efforce<text:span text:style-name="T31"> </text:span>de<text:span text:style-name="T31"> </text:span>prévenir<text:span text:style-name="T31"> </text:span>la<text:span text:style-name="T31"> </text:span>famille<text:span text:style-name="T31"> </text:span>par<text:span text:style-name="T31"> </text:span>les moyens les plus rapides.<text:span text:style-name="T5"> </text:span>Veuillez<text:span text:style-name="T28"> </text:span>faciliter<text:span text:style-name="T28"> </text:span>notre<text:span text:style-name="T28"> </text:span>tâche<text:span text:style-name="T24"> </text:span>en<text:span text:style-name="T24"> </text:span>nous<text:span text:style-name="T5"> </text:span>donnant<text:span text:style-name="T5"> </text:span>au<text:span text:style-name="T5"> </text:span>moins<text:span text:style-name="T5"> </text:span>un<text:span text:style-name="T5"> </text:span>numéro<text:span text:style-name="T27"> </text:span>de<text:span text:style-name="T28"> </text:span>téléphone<text:span text:style-name="T5"> </text:span><text:span text:style-name="T14">:</text:span></text:p>
      <text:list text:style-name="WWNum1">
        <text:list-item>
          <text:p text:style-name="P13" loext:marker-style-name="T32"><text:span text:style-name="T32">N°</text:span><text:span text:style-name="T33"> </text:span><text:span text:style-name="T32">de</text:span><text:span text:style-name="T34"> </text:span><text:span text:style-name="T32">tel</text:span><text:span text:style-name="T35"> </text:span><text:span text:style-name="T32">du</text:span><text:span text:style-name="T36"> </text:span><text:span text:style-name="T32">domicile</text:span><text:span text:style-name="T34"> </text:span><text:span text:style-name="T32">:</text:span><text:span text:style-name="T35"> </text:span><text:span text:style-name="T26">…………………………</text:span></text:p>
        </text:list-item>
        <text:list-item>
          <text:p text:style-name="P13" loext:marker-style-name="T32"><draw:custom-shape text:anchor-type="char" draw:z-index="19" draw:name="Cadre de texte 10" draw:style-name="gr1" draw:text-style-name="P6" svg:width="5.578cm" svg:height="0.509cm" svg:x="6.376cm" svg:y="0.016cm"><text:p text:style-name="P5" loext:marker-style-name="T9"><text:span text:style-name="T12">${pere</text:span><text:span text:style-name="T13">_</text:span><text:span text:style-name="T12">tel_travail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1" draw:name="Cadre de texte 11" draw:style-name="gr1" draw:text-style-name="P6" svg:width="5.578cm" svg:height="0.509cm" svg:x="12.769cm" svg:y="0.016cm"><text:p text:style-name="P5" loext:marker-style-name="T9"><text:span text:style-name="T12">${pere</text:span><text:span text:style-name="T13">_</text:span><text:span text:style-name="T12">poste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2">N°</text:span><text:span text:style-name="T37"> </text:span><text:span text:style-name="T32">de</text:span><text:span text:style-name="T33"> </text:span><text:span text:style-name="T32">tel</text:span><text:span text:style-name="T38"> </text:span><text:span text:style-name="T32">du</text:span><text:span text:style-name="T38"> </text:span><text:span text:style-name="T32">travail</text:span><text:span text:style-name="T38"> </text:span><text:span text:style-name="T32">du</text:span><text:span text:style-name="T38"> </text:span><text:span text:style-name="T32">père</text:span><text:span text:style-name="T33"> </text:span><text:span text:style-name="T32">:</text:span><text:span text:style-name="T38"> </text:span><text:span text:style-name="T39">……………………<text:tab/><text:tab/></text:span><text:span text:style-name="T32">Poste</text:span><text:span text:style-name="T33"> </text:span><text:span text:style-name="T35">:</text:span><text:span text:style-name="T26">………………</text:span></text:p>
        </text:list-item>
        <text:list-item>
          <text:p text:style-name="P13" loext:marker-style-name="T32"><draw:custom-shape text:anchor-type="char" draw:z-index="4" draw:name="Cadre de texte 12" draw:style-name="gr1" draw:text-style-name="P6" svg:width="5.578cm" svg:height="0.509cm" svg:x="12.769cm" svg:y="0.037cm"><text:p text:style-name="P5" loext:marker-style-name="T9"><text:span text:style-name="T12">${mere</text:span><text:span text:style-name="T13">_</text:span><text:span text:style-name="T12">poste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6" draw:name="Cadre de texte 13" draw:style-name="gr1" draw:text-style-name="P6" svg:width="5.578cm" svg:height="0.509cm" svg:x="6.95cm" svg:y="0.037cm"><text:p text:style-name="P5" loext:marker-style-name="T9"><text:span text:style-name="T12">${mere</text:span><text:span text:style-name="T13">_</text:span><text:span text:style-name="T12">tel_travail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2">N°</text:span><text:span text:style-name="T40"> </text:span><text:span text:style-name="T32">de</text:span><text:span text:style-name="T33"> </text:span><text:span text:style-name="T32">tel</text:span><text:span text:style-name="T38"> </text:span><text:span text:style-name="T32">du</text:span><text:span text:style-name="T38"> </text:span><text:span text:style-name="T32">travail</text:span><text:span text:style-name="T33"> </text:span><text:span text:style-name="T32">de</text:span><text:span text:style-name="T33"> </text:span><text:span text:style-name="T32">la</text:span><text:span text:style-name="T34"> </text:span><text:span text:style-name="T32">mère</text:span><text:span text:style-name="T33"> </text:span><text:span text:style-name="T32">:</text:span><text:span text:style-name="T39">…………………………….</text:span><text:span text:style-name="T32">Poste</text:span><text:span text:style-name="T33"> </text:span><text:span text:style-name="T32">:</text:span><text:span text:style-name="T33"> </text:span><text:span text:style-name="T26">…………..</text:span></text:p>
        </text:list-item>
        <text:list-item>
          <text:p text:style-name="P13" loext:marker-style-name="T32"><draw:custom-shape text:anchor-type="char" draw:z-index="9" draw:name="Cadre de texte 14" draw:style-name="gr1" draw:text-style-name="P6" svg:width="5.578cm" svg:height="0.509cm" svg:x="7.985cm" svg:y="0.058cm"><text:p text:style-name="P5" loext:marker-style-name="T9"><text:span text:style-name="T12">${pere</text:span><text:span text:style-name="T13">_</text:span><text:span text:style-name="T12">tel_perso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2">N°</text:span><text:span text:style-name="T37"> </text:span><text:span text:style-name="T32">de</text:span><text:span text:style-name="T38"> </text:span><text:span text:style-name="T32">tel</text:span><text:span text:style-name="T38"> </text:span><text:span text:style-name="T32">portable</text:span><text:span text:style-name="T38"> </text:span><text:span text:style-name="T32">personnel</text:span><text:span text:style-name="T34"> </text:span><text:span text:style-name="T32">du</text:span><text:span text:style-name="T38"> </text:span><text:span text:style-name="T32">père</text:span><text:span text:style-name="T38"> </text:span><text:span text:style-name="T35">:</text:span><text:span text:style-name="T26">………………………………………….</text:span></text:p>
        </text:list-item>
        <text:list-item>
          <text:p text:style-name="P13" loext:marker-style-name="T32"><draw:custom-shape text:anchor-type="char" draw:z-index="20" draw:name="Cadre de texte 15" draw:style-name="gr1" draw:text-style-name="P6" svg:width="5.578cm" svg:height="0.509cm" svg:x="8.514cm" svg:y="0.079cm"><text:p text:style-name="P5" loext:marker-style-name="T9"><text:span text:style-name="T12">${mere</text:span><text:span text:style-name="T13">_</text:span><text:span text:style-name="T12">tel_perso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2">N°</text:span><text:span text:style-name="T41"> </text:span><text:span text:style-name="T32">de</text:span><text:span text:style-name="T38"> </text:span><text:span text:style-name="T32">tel</text:span><text:span text:style-name="T34"> </text:span><text:span text:style-name="T32">portable</text:span><text:span text:style-name="T38"> </text:span><text:span text:style-name="T32">personnel</text:span><text:span text:style-name="T36"> </text:span><text:span text:style-name="T32">de</text:span><text:span text:style-name="T38"> </text:span><text:span text:style-name="T32">la</text:span><text:span text:style-name="T38"> </text:span><text:span text:style-name="T32">mère</text:span><text:span text:style-name="T38"> </text:span><text:span text:style-name="T35">:</text:span><text:span text:style-name="T26">……………………………………….</text:span></text:p>
        </text:list-item>
        <text:list-item>
          <text:p text:style-name="P14" loext:marker-style-name="T32"><draw:custom-shape text:anchor-type="char" draw:z-index="12" draw:name="Cadre de texte 16" draw:style-name="gr6" draw:text-style-name="P6" svg:width="15.02cm" svg:height="0.976cm" svg:x="3.731cm" svg:y="0.492cm"><text:p text:style-name="P5"><text:span text:style-name="T21">${nom_contact_urgence} </text:span><text:span text:style-name="T42">et</text:span><text:span text:style-name="T21"> ${tel_contact_urgence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32">Nom et n° de téléphone d’une personne susceptible de vous prévenir</text:span><text:span text:style-name="T43"> </text:span><text:span text:style-name="T32">rapidement</text:span><text:span text:style-name="T44"> </text:span><text:span text:style-name="T32">:</text:span><text:span text:style-name="T39">………………………………………………………………………</text:span></text:p>
        </text:list-item>
      </text:list>
      <text:p text:style-name="P9" loext:marker-style-name="T45"><text:span text:style-name="T45">Il</text:span><text:span text:style-name="T46"> </text:span><text:span text:style-name="T45">est</text:span><text:span text:style-name="T46"> </text:span><text:span text:style-name="T45">important</text:span><text:span text:style-name="T46"> </text:span><text:span text:style-name="T45">de</text:span><text:span text:style-name="T47"> </text:span><text:span text:style-name="T45">nous</text:span><text:span text:style-name="T46"> </text:span><text:span text:style-name="T45">signaler</text:span><text:span text:style-name="T46"> </text:span><text:span text:style-name="T45">les</text:span><text:span text:style-name="T46"> </text:span><text:span text:style-name="T45">changements</text:span><text:span text:style-name="T48"> </text:span><text:span text:style-name="T45">des</text:span><text:span text:style-name="T48"> </text:span><text:span text:style-name="T45">numéros</text:span><text:span text:style-name="T46"> </text:span><text:span text:style-name="T45">de</text:span><text:span text:style-name="T47"> </text:span><text:span text:style-name="T45">téléphone</text:span><text:span text:style-name="T47"> </text:span><text:span text:style-name="T45">en</text:span><text:span text:style-name="T46"> </text:span><text:span text:style-name="T45">cours d’année car nous ne pourrions pas vous joindre.</text:span></text:p>
      <text:p text:style-name="P15" loext:marker-style-name="T49"/>
      <text:p text:style-name="Text_20_body">En cas d’urgence, un élève accidenté ou malade est orienté par le médecin régulateur du SAMU<text:span text:style-name="T27"> </text:span>ou<text:span text:style-name="T3"> </text:span>transporté<text:span text:style-name="T27"> </text:span>par<text:span text:style-name="T2"> </text:span>les<text:span text:style-name="T3"> </text:span>services<text:span text:style-name="T3"> </text:span>de<text:span text:style-name="T27"> </text:span>secours<text:span text:style-name="T3"> </text:span>d’urgence<text:span text:style-name="T27"> </text:span>vers<text:span text:style-name="T3"> </text:span>l’hôpital<text:span text:style-name="T3"> </text:span>le<text:span text:style-name="T2"> </text:span>mieux<text:span text:style-name="T3"> </text:span>adapté.<text:span text:style-name="T3"> </text:span>La famille est immédiatement avertie par nos soins.</text:p>
      <text:h text:style-name="P16" text:outline-level="2"><draw:custom-shape text:anchor-type="char" draw:z-index="3" draw:name="Cadre de texte 17" draw:style-name="gr7" draw:text-style-name="P6" svg:width="6.007cm" svg:height="0.509cm" svg:x="11.686cm" svg:y="0.019cm"><text:p text:style-name="P5" loext:marker-style-name="T9"><text:span text:style-name="T12">${</text:span><text:span text:style-name="T13">date_vaccin</text:span><text:span text:style-name="T12">_antitetanique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Date<text:span text:style-name="T1"> </text:span>du<text:span text:style-name="T5"> </text:span>dernier<text:span text:style-name="T4"> </text:span>rappel<text:span text:style-name="T24"> </text:span>de<text:span text:style-name="T4"> </text:span>vaccin<text:span text:style-name="T5"> </text:span>antitétanique<text:span text:style-name="T4"> </text:span>(jj/mm/aaaa)<text:span text:style-name="T4"> </text:span><text:span text:style-name="T2">:</text:span><text:span text:style-name="T25">………………………….</text:span></text:h>
      <text:p text:style-name="P17" loext:marker-style-name="T16"/>
      <text:p text:style-name="Text_20_body"><draw:custom-shape text:anchor-type="char" draw:z-index="5" draw:name="Cadre de texte 19" draw:style-name="gr8" draw:text-style-name="P19" svg:width="17.393cm" svg:height="1.041cm" svg:x="0.279cm" svg:y="0.944cm"><text:p text:style-name="P18"><text:span text:style-name="T50">${observation</text:span><text:span text:style-name="T51">_etudiant</text:span><text:span text:style-name="T50">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Observations particulières que vous jugerez utiles de porter à la connaissance de l’établissement<text:span text:style-name="T24"> </text:span>(allergies,<text:span text:style-name="T24"> </text:span>traitement<text:span text:style-name="T24"> </text:span>en<text:span text:style-name="T24"> </text:span>cours,<text:span text:style-name="T24"> </text:span>précautions<text:span text:style-name="T24"> </text:span>particulières<text:span text:style-name="T24"> </text:span>à<text:span text:style-name="T5"> </text:span>prendre…)<text:span text:style-name="T15">……..</text:span></text:p>
      <text:p text:style-name="P9" loext:marker-style-name="T15"><text:span text:style-name="T26">…………………………………………………………………………………………………</text:span><text:span text:style-name="T26"/></text:p>
      <text:p text:style-name="Text_20_body"><text:span text:style-name="T25">………………………………………………………………………………………………… </text:span>Nom,<text:span text:style-name="T24"> </text:span>adresse<text:span text:style-name="T27"> </text:span>et<text:span text:style-name="T24"> </text:span>n°<text:span text:style-name="T28"> </text:span>de<text:span text:style-name="T5"> </text:span>tel<text:span text:style-name="T3"> </text:span>du<text:span text:style-name="T24"> </text:span>médecin<text:span text:style-name="T24"> </text:span>traitant<text:span text:style-name="T24"> </text:span><text:span text:style-name="T2">:</text:span><text:span text:style-name="T25">………………………………………………..</text:span></text:p>
      <text:p text:style-name="P9" loext:marker-style-name="T15"><draw:custom-shape text:anchor-type="char" draw:z-index="8" draw:name="Graphic 1" draw:style-name="gr9" draw:text-style-name="P20" svg:width="16.105cm" svg:height="0.052cm" svg:x="2.447cm" svg:y="0.524cm"><text:p/><draw:enhanced-geometry draw:mirror-horizontal="false" draw:mirror-vertical="false" svg:viewBox="0 0 0 0" drawooo:sub-view-size="5797550 18415" draw:text-areas="?f0 ?f2 ?f1 ?f3" draw:type="ooxml-non-primitive" draw:enhanced-path="M 5797295 0 L 0 0 0 18287 5797295 18287 5797295 0 Z N"><draw:equation draw:name="f0" draw:formula="0*logwidth/3286800"/><draw:equation draw:name="f1" draw:formula="3288960*logwidth/3286800"/><draw:equation draw:name="f2" draw:formula="0*logheight/10440"/><draw:equation draw:name="f3" draw:formula="12600*logheight/10440"/></draw:enhanced-geometry></draw:custom-shape><draw:custom-shape text:anchor-type="char" draw:z-index="10" draw:name="Cadre de texte 18" draw:style-name="gr10" draw:text-style-name="P6" svg:width="17.47cm" svg:height="0.895cm" svg:x="0.198cm" svg:y="0.016cm"><text:p text:style-name="P5"><text:span text:style-name="T12">${medecin</text:span><text:span text:style-name="T13">_</text:span><text:span text:style-name="T12">nom} <text:s text:c="4"/></text:span><text:span text:style-name="T29">et</text:span><text:span text:style-name="T12"> <text:s text:c="4"/>${medecin</text:span><text:span text:style-name="T13">_</text:span><text:span text:style-name="T12">adresse} <text:s text:c="3"/></text:span><text:span text:style-name="T29">et</text:span><text:span text:style-name="T12"> <text:s text:c="3"/>${medecin</text:span><text:span text:style-name="T13">_</text:span><text:span text:style-name="T12">numero}</text:span></text:p><draw:enhanced-geometry draw:mirror-horizontal="false" draw:mirror-vertical="false" svg:viewBox="0 0 0 0" draw:glue-points="?f0 0 0 ?f1 ?f0 ?f2 ?f3 ?f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6">…………………………………………………………………………………………………</text:span><text:span text:style-name="T26"/></text:p>
      <text:p text:style-name="P21" loext:marker-style-name="T52"/>
      <text:p text:style-name="P22" loext:marker-style-name="T52"><text:span text:style-name="T52">Document non confidentiel, </text:span><text:span text:style-name="T53">à remplir par les familles à chaque début d’année scolaire. Si vous souhaitez</text:span><text:span text:style-name="T54"> </text:span><text:span text:style-name="T53">transmettre</text:span><text:span text:style-name="T54"> </text:span><text:span text:style-name="T53">des</text:span><text:span text:style-name="T55"> </text:span><text:span text:style-name="T53">informations</text:span><text:span text:style-name="T54"> </text:span><text:span text:style-name="T53">confidentielles,</text:span><text:span text:style-name="T54"> </text:span><text:span text:style-name="T53">vous</text:span><text:span text:style-name="T54"> </text:span><text:span text:style-name="T53">pouvez</text:span><text:span text:style-name="T54"> </text:span><text:span text:style-name="T53">le</text:span><text:span text:style-name="T54"> </text:span><text:span text:style-name="T53">faire</text:span><text:span text:style-name="T54"> </text:span><text:span text:style-name="T53">sous</text:span><text:span text:style-name="T55"> </text:span><text:span text:style-name="T53">enveloppe</text:span><text:span text:style-name="T55"> </text:span><text:span text:style-name="T53">fermée</text:span><text:span text:style-name="T54"> </text:span><text:span text:style-name="T53">à l’intention du médecin ou de l’infirmière scolaire de l’établissement</text:span><text:span text:style-name="T52">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page" loext:hyphenation-keep-type="column" loext:hyphenation-keep-line="true" style:writing-mode="lr-tb"/>
      <style:text-properties style:use-window-font-color="true" loext:opacity="0%" style:font-name="Times New Roman" fo:font-family="'Times New Roman'" style:font-family-generic="roman" style:font-pitch="variable" fo:font-size="11pt" fo:language="fr" fo:country="FR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49cm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default-outline-level="2" style:list-style-name="" style:class="chapter">
      <style:paragraph-properties fo:margin-left="0.247cm"/>
      <style:text-properties style:font-name="Times New Roman" fo:font-family="'Times New Roman'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Standard" style:class="chapter">
      <style:paragraph-properties fo:margin-left="0.504cm" fo:margin-top="0.002cm" fo:margin-bottom="0cm" style:contextual-spacing="false" fo:text-align="center" style:justify-single-word="false"/>
      <style:text-properties style:font-name="Times New Roman" fo:font-family="'Times New Roman'" style:font-family-generic="roman" style:font-pitch="variable" fo:font-size="26pt" fo:language="fr" fo:country="FR" style:text-underline-style="solid" style:text-underline-width="auto" style:text-underline-color="#000000" fo:font-weight="bold" style:font-name-asian="Times New Roman1" style:font-family-asian="'Times New Roman'" style:font-family-generic-asian="system" style:font-pitch-asian="variable" style:font-size-asian="2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2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1.517cm" fo:text-indent="-0.633cm" style:auto-text-indent="false"/>
      <style:text-properties style:font-name="Times New Roman" fo:font-family="'Times New Roman'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Contenu_20_de_20_cadre" style:display-name="Contenu de cadre" style:family="paragraph" style:parent-style-name="Standard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etter-spacing="normal" fo:language="fr" fo:country="FR" fo:font-style="normal" fo:font-weight="normal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scale="99%"/>
    </style:style>
    <style:style style:name="ListLabel_20_2" style:display-name="ListLabel 2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style:font-name="Calibri" fo:font-family="Calibri" style:font-family-generic="roman" style:font-pitch="variable" fo:language="fr" fo:country="FR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519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96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4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85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3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64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09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623cm" fo:margin-bottom="0.494cm" fo:margin-left="2.249cm" fo:margin-right="2.75cm" style:writing-mode="lr-tb" style:layout-grid-color="#c0c0c0" style:layout-grid-lines="15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Fiche d'urgence</dc:title>
    <meta:initial-creator>secret2</meta:initial-creator>
    <meta:editing-cycles>17</meta:editing-cycles>
    <meta:creation-date>2025-03-25T09:03:23</meta:creation-date>
    <dc:date>2025-12-16T10:57:20.514290000</dc:date>
    <dc:language>fr-FR</dc:language>
    <meta:editing-duration>PT2H43S</meta:editing-duration>
    <meta:generator>LibreOffice/25.8.3.2$Windows_X86_64 LibreOffice_project/8ca8d55c161d602844f5428fa4b58097424e324e</meta:generator>
    <meta:document-statistic meta:table-count="0" meta:image-count="0" meta:object-count="0" meta:page-count="1" meta:paragraph-count="49" meta:word-count="328" meta:character-count="2666" meta:non-whitespace-character-count="2335"/>
    <meta:user-defined meta:name="AppVersion">15.0000</meta:user-defined>
    <meta:user-defined meta:name="ContentTypeId">0x01010009A0D4411137FF4B838A8F5BA540816B</meta:user-defined>
    <meta:user-defined meta:name="Created" meta:value-type="date">2024-09-17T00:00:00</meta:user-defined>
    <meta:user-defined meta:name="Creator">PDFCreator 2.4.1.13</meta:user-defined>
    <meta:user-defined meta:name="LastSaved" meta:value-type="date">2025-03-25T00:00:00</meta:user-defined>
    <meta:user-defined meta:name="Producer" meta:value-type="string">PDFCreator 2.4.1.13</meta:user-defined>
    <meta:template xlink:type="simple" xlink:actuate="onRequest" xlink:title="Normal" xlink:href=""/>
  </office:meta>
</office:document-meta>
</file>